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319in" table:align="margins"/>
    </style:style>
    <style:style style:name="Table2.A" style:family="table-column">
      <style:table-column-properties style:column-width="1.116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319in" table:align="margins"/>
    </style:style>
    <style:style style:name="Table3.A" style:family="table-column">
      <style:table-column-properties style:column-width="1.116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0396in" table:align="margins"/>
    </style:style>
    <style:style style:name="Table4.A" style:family="table-column">
      <style:table-column-properties style:column-width="0.5201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0396in" table:align="margins"/>
    </style:style>
    <style:style style:name="Table5.A" style:family="table-column">
      <style:table-column-properties style:column-width="1.0396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2319in" table:align="margins"/>
    </style:style>
    <style:style style:name="Table6.A" style:family="table-column">
      <style:table-column-properties style:column-width="1.116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0396in" table:align="margins"/>
    </style:style>
    <style:style style:name="Table7.A" style:family="table-column">
      <style:table-column-properties style:column-width="0.5201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0396in" table:align="margins"/>
    </style:style>
    <style:style style:name="Table8.A" style:family="table-column">
      <style:table-column-properties style:column-width="1.0396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5" style:family="table-row">
      <style:table-row-properties style:min-row-height="0.2986in"/>
    </style:style>
    <style:style style:name="P1" style:family="paragraph" style:parent-style-name="Table_20_Contents">
      <style:text-properties officeooo:rsid="00181bf3" officeooo:paragraph-rsid="00181b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Genul substantivelor</text:p>
          </table:table-cell>
          <table:table-cell table:style-name="Table1.A1" office:value-type="string">
            <text:p text:style-name="P1">Articolul hotarat</text:p>
          </table:table-cell>
          <table:table-cell table:style-name="Table1.C1" office:value-type="string">
            <text:p text:style-name="P1">Articolul nehotarat</text:p>
          </table:table-cell>
        </table:table-row>
        <table:table-row>
          <table:table-cell table:style-name="Table1.A2" office:value-type="string"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1">Masculin</text:p>
                </table:table-cell>
                <table:table-cell table:style-name="Table2.B1" office:value-type="string">
                  <text:p text:style-name="P1">Feminin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B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><text:soft-page-break/>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P1"/>
          </table:table-cell>
          <table:table-cell table:style-name="Table1.A2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1">Singular</text:p>
                </table:table-cell>
                <table:table-cell table:style-name="Table3.B1" office:value-type="string">
                  <text:p text:style-name="P1">Plural</text:p>
                </table:table-cell>
              </table:table-row>
              <table:table-row>
                <table:table-cell table:style-name="Table3.A2" office:value-type="string">
                  <table:table table:name="Table4" table:style-name="Table4">
                    <table:table-column table:style-name="Table4.A" table:number-columns-repeated="2"/>
                    <table:table-row>
                      <table:table-cell table:style-name="Table4.A1" office:value-type="string">
                        <text:p text:style-name="P1">Masc</text:p>
                      </table:table-cell>
                      <table:table-cell table:style-name="Table4.B1" office:value-type="string">
                        <text:p text:style-name="P1">Fem </text:p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  <table:table-cell table:style-name="Table3.B2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1">Masc/Fem</text:p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5.A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"/>
          </table:table-cell>
          <table:table-cell table:style-name="Table1.C2" office:value-type="string"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P1">Singular</text:p>
                </table:table-cell>
                <table:table-cell table:style-name="Table6.B1" office:value-type="string">
                  <text:p text:style-name="P1">Plural</text:p>
                </table:table-cell>
              </table:table-row>
              <table:table-row>
                <table:table-cell table:style-name="Table6.A2" office:value-type="string">
                  <table:table table:name="Table7" table:style-name="Table7">
                    <table:table-column table:style-name="Table7.A" table:number-columns-repeated="2"/>
                    <table:table-row>
                      <table:table-cell table:style-name="Table7.A1" office:value-type="string">
                        <text:p text:style-name="P1">Masc</text:p>
                      </table:table-cell>
                      <table:table-cell table:style-name="Table7.B1" office:value-type="string">
                        <text:p text:style-name="P1">Fem </text:p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7.A2" office:value-type="string">
                        <text:p text:style-name="Table_20_Contents"/>
                      </table:table-cell>
                      <table:table-cell table:style-name="Table7.B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  <table:table-cell table:style-name="Table6.B2" office:value-type="string"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">Masc./Fem.</text:p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  <table:table-row table:style-name="Table8.15">
                      <table:table-cell table:style-name="Table8.A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2</meta:editing-cycles>
    <meta:editing-duration>PT7M36S</meta:editing-duration>
    <dc:date>2017-10-31T10:13:10.101818370</dc:date>
    <meta:document-statistic meta:table-count="8" meta:image-count="0" meta:object-count="0" meta:page-count="2" meta:paragraph-count="15" meta:word-count="18" meta:character-count="133" meta:non-whitespace-character-count="128"/>
    <meta:user-defined meta:name="Info 1"/>
    <meta:user-defined meta:name="Info 2"/>
    <meta:user-defined meta:name="Info 3"/>
    <meta:user-defined meta:name="Info 4"/>
  </office:meta>
</office:document-meta>
</file>